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2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table table:name="Opera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1013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1021"/>
        </table:table-row>
      </table:table>
      <table:table table:name="Constru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1020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1021"/>
        </table:table-row>
      </table:table>
      <table:table table:name="PDB Issues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list</text:p>
          </table:table-cell>
          <table:table-cell office:value-type="string">
            <text:p>put(int i, Ivalue v)</text:p>
          </table:table-cell>
          <table:table-cell office:value-type="string">
            <text:p>Replace i-the elem,ent of a list</text:p>
          </table:table-cell>
          <table:table-cell table:number-columns-repeated="1021"/>
        </table:table-row>
        <table:table-row table:style-name="ro1">
          <table:table-cell office:value-type="string">
            <text:p>map</text:p>
          </table:table-cell>
          <table:table-cell office:value-type="string">
            <text:p>union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11/23/2008</text:date>, <text:time>22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2T21:56:44</meta:creation-date>
    <dc:date>2008-11-23T22:44:16</dc:date>
    <meta:editing-duration>PT00H44M08S</meta:editing-duration>
    <meta:editing-cycles>2</meta:editing-cycles>
    <meta:generator>OpenOffice.org/3.0$Linux OpenOffice.org_project/300m9$Build-9358</meta:generator>
    <meta:document-statistic meta:table-count="3" meta:cell-count="711" meta:object-count="0"/>
    <meta:user-defined meta:name="Info 1"/>
    <meta:user-defined meta:name="Info 2"/>
    <meta:user-defined meta:name="Info 3"/>
    <meta:user-defined meta:name="Info 4"/>
  </office:meta>
</office:document-meta>
</file>